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tal histogram" table:style-name="ta1">
        <table:shapes>
          <draw:frame draw:z-index="0" draw:style-name="gr1" draw:text-style-name="P1" svg:width="12.2276in" svg:height="5.5213in" svg:x="0.9713in" svg:y="0.9854in">
            <draw:object draw:notify-on-update-of-ranges="'total histogram'.A1:'total histogram'.B1 'total histogram'.A2:'total histogram'.B53 'total histogram'.C1:'total histogram'.C1 'total histogram'.C2:'total histogram'.C53 'total histogram'.D1:'total histogram'.D1 'total histogram'.D2:'total histogram'.D53 'total histogram'.E1:'total histogram'.E1 'total histogram'.E2:'total histogram'.E53 'total histogram'.F1:'total histogram'.F1 'total histogram'.F2:'total histogram'.F53 'total histogram'.G1:'total histogram'.G1 'total histogram'.G2:'total histogram'.G53 'total histogram'.H1:'total histogram'.H1 'total histogram'.H2:'total histogram'.H53 'total histogram'.I1:'total histogram'.I1 'total histogram'.I2:'total histogram'.I53 'total histogram'.J1:'total histogram'.J1 'total histogram'.J2:'total histogram'.J53 'total histogram'.K1:'total histogram'.K1 'total histogram'.K2:'total histogram'.K53 'total histogram'.L1:'total histogram'.L1 'total histogram'.L2:'total histogram'.L53 'total histogram'.M1:'total histogram'.M1 'total histogram'.M2:'total histogram'.M53 'total histogram'.N1:'total histogram'.N1 'total histogram'.N2:'total histogram'.N53 'total histogram'.O1:'total histogram'.O1 'total histogram'.O2:'total histogram'.O53 'total histogram'.P1:'total histogram'.P1 'total histogram'.P2:'total histogram'.P53 'total histogram'.Q1:'total histogram'.Q1 'total histogram'.Q2:'total histogram'.Q53 'total histogram'.R1:'total histogram'.R1 'total histogram'.R2:'total histogram'.R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1413in" svg:height="5.6941in" svg:x="0.7756in" svg:y="12.1232in">
            <draw:object draw:notify-on-update-of-ranges="'total histogram'.A56:'total histogram'.B56 'total histogram'.A57:'total histogram'.B108 'total histogram'.C56:'total histogram'.C56 'total histogram'.C57:'total histogram'.C108 'total histogram'.D56:'total histogram'.D56 'total histogram'.D57:'total histogram'.D108 'total histogram'.E56:'total histogram'.E56 'total histogram'.E57:'total histogram'.E108 'total histogram'.F56:'total histogram'.F56 'total histogram'.F57:'total histogram'.F108 'total histogram'.G56:'total histogram'.G56 'total histogram'.G57:'total histogram'.G108 'total histogram'.H56:'total histogram'.H56 'total histogram'.H57:'total histogram'.H108 'total histogram'.I56:'total histogram'.I56 'total histogram'.I57:'total histogram'.I108 'total histogram'.J56:'total histogram'.J56 'total histogram'.J57:'total histogram'.J108 'total histogram'.K56:'total histogram'.K56 'total histogram'.K57:'total histogram'.K108 'total histogram'.L56:'total histogram'.L56 'total histogram'.L57:'total histogram'.L108 'total histogram'.M56:'total histogram'.M56 'total histogram'.M57:'total histogram'.M108 'total histogram'.N56:'total histogram'.N56 'total histogram'.N57:'total histogram'.N108 'total histogram'.O56:'total histogram'.O56 'total histogram'.O57:'total histogram'.O108 'total histogram'.P56:'total histogram'.P56 'total histogram'.P57:'total histogram'.P108 'total histogram'.Q56:'total histogram'.Q56 'total histogram'.Q57:'total histogram'.Q108 'total histogram'.R56:'total histogram'.R56 'total histogram'.R57:'total histogram'.R10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7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-86" calcext:value-type="float">
            <text:p>-8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-85" calcext:value-type="float">
            <text:p>-8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-83" calcext:value-type="float">
            <text:p>-8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-82" calcext:value-type="float">
            <text:p>-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-81" calcext:value-type="float">
            <text:p>-8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-80" calcext:value-type="float">
            <text:p>-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79" calcext:value-type="float">
            <text:p>-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-78" calcext:value-type="float">
            <text:p>-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77" calcext:value-type="float">
            <text:p>-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75" calcext:value-type="float">
            <text:p>-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-74" calcext:value-type="float">
            <text:p>-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73" calcext:value-type="float">
            <text:p>-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-70" calcext:value-type="float">
            <text:p>-70</text:p>
          </table:table-cell>
          <table:table-cell table:number-columns-repeated="12"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-69" calcext:value-type="float">
            <text:p>-6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-66" calcext:value-type="float">
            <text:p>-6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13"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13"/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7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7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17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17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17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17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17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17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17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7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17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7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17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17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17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7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17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7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7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17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7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0"/>
          <table:table-cell office:value-type="float" office:value="0.033333335" calcext:value-type="float">
            <text:p>0.033333335</text:p>
          </table:table-cell>
          <table:table-cell table:number-columns-repeated="6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7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3"/>
          <table:table-cell office:value-type="float" office:value="0.015444015" calcext:value-type="float">
            <text:p>0.015444015</text:p>
          </table:table-cell>
          <table:table-cell table:number-columns-repeated="7"/>
          <table:table-cell office:value-type="float" office:value="0.074074075" calcext:value-type="float">
            <text:p>0.074074075</text:p>
          </table:table-cell>
          <table:table-cell table:number-columns-repeated="5"/>
        </table:table-row>
        <table:table-row table:style-name="ro1">
          <table:table-cell office:value-type="float" office:value="-86" calcext:value-type="float">
            <text:p>-86</text:p>
          </table:table-cell>
          <table:table-cell/>
          <table:table-cell office:value-type="float" office:value="0.05839416" calcext:value-type="float">
            <text:p>0.05839416</text:p>
          </table:table-cell>
          <table:table-cell table:number-columns-repeated="2"/>
          <table:table-cell office:value-type="float" office:value="0.082474224" calcext:value-type="float">
            <text:p>0.082474224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074074075" calcext:value-type="float">
            <text:p>0.074074075</text:p>
          </table:table-cell>
          <table:table-cell table:number-columns-repeated="5"/>
        </table:table-row>
        <table:table-row table:style-name="ro2">
          <table:table-cell office:value-type="float" office:value="-85" calcext:value-type="float">
            <text:p>-85</text:p>
          </table:table-cell>
          <table:table-cell/>
          <table:table-cell office:value-type="float" office:value="0.05839416" calcext:value-type="float">
            <text:p>0.05839416</text:p>
          </table:table-cell>
          <table:table-cell/>
          <table:table-cell office:value-type="float" office:value="0.046332046" calcext:value-type="float">
            <text:p>0.046332046</text:p>
          </table:table-cell>
          <table:table-cell table:number-columns-repeated="6"/>
          <table:table-cell office:value-type="float" office:value="0.225" calcext:value-type="float">
            <text:p>0.225</text:p>
          </table:table-cell>
          <table:table-cell office:value-type="float" office:value="0.18518518" calcext:value-type="float">
            <text:p>0.18518518</text:p>
          </table:table-cell>
          <table:table-cell office:value-type="float" office:value="0.014336918" calcext:value-type="float">
            <text:p>0.014336918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/>
          <table:table-cell office:value-type="float" office:value="0.05109489" calcext:value-type="float">
            <text:p>0.05109489</text:p>
          </table:table-cell>
          <table:table-cell/>
          <table:table-cell office:value-type="float" office:value="0.09266409" calcext:value-type="float">
            <text:p>0.09266409</text:p>
          </table:table-cell>
          <table:table-cell office:value-type="float" office:value="0.041237112" calcext:value-type="float">
            <text:p>0.041237112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office:value-type="float" office:value="0.33333334" calcext:value-type="float">
            <text:p>0.33333334</text:p>
          </table:table-cell>
          <table:table-cell table:number-columns-repeated="5"/>
        </table:table-row>
        <table:table-row table:style-name="ro1">
          <table:table-cell office:value-type="float" office:value="-83" calcext:value-type="float">
            <text:p>-83</text:p>
          </table:table-cell>
          <table:table-cell/>
          <table:table-cell office:value-type="float" office:value="0.18978103" calcext:value-type="float">
            <text:p>0.18978103</text:p>
          </table:table-cell>
          <table:table-cell office:value-type="float" office:value="0.022346368" calcext:value-type="float">
            <text:p>0.022346368</text:p>
          </table:table-cell>
          <table:table-cell office:value-type="float" office:value="0.08880309" calcext:value-type="float">
            <text:p>0.08880309</text:p>
          </table:table-cell>
          <table:table-cell office:value-type="float" office:value="0.26804122" calcext:value-type="float">
            <text:p>0.26804122</text:p>
          </table:table-cell>
          <table:table-cell table:number-columns-repeated="5"/>
          <table:table-cell office:value-type="float" office:value="0.033333335" calcext:value-type="float">
            <text:p>0.033333335</text:p>
          </table:table-cell>
          <table:table-cell office:value-type="float" office:value="0.14814815" calcext:value-type="float">
            <text:p>0.14814815</text:p>
          </table:table-cell>
          <table:table-cell table:number-columns-repeated="5"/>
        </table:table-row>
        <table:table-row table:style-name="ro1">
          <table:table-cell office:value-type="float" office:value="-82" calcext:value-type="float">
            <text:p>-82</text:p>
          </table:table-cell>
          <table:table-cell/>
          <table:table-cell office:value-type="float" office:value="0.11678832" calcext:value-type="float">
            <text:p>0.11678832</text:p>
          </table:table-cell>
          <table:table-cell office:value-type="float" office:value="0.044692736" calcext:value-type="float">
            <text:p>0.044692736</text:p>
          </table:table-cell>
          <table:table-cell office:value-type="float" office:value="0.1042471" calcext:value-type="float">
            <text:p>0.1042471</text:p>
          </table:table-cell>
          <table:table-cell office:value-type="float" office:value="0.14432989" calcext:value-type="float">
            <text:p>0.14432989</text:p>
          </table:table-cell>
          <table:table-cell table:number-columns-repeated="5"/>
          <table:table-cell office:value-type="float" office:value="0.033333335" calcext:value-type="float">
            <text:p>0.033333335</text:p>
          </table:table-cell>
          <table:table-cell office:value-type="float" office:value="0.18518518" calcext:value-type="float">
            <text:p>0.18518518</text:p>
          </table:table-cell>
          <table:table-cell table:number-columns-repeated="5"/>
        </table:table-row>
        <table:table-row table:style-name="ro1">
          <table:table-cell office:value-type="float" office:value="-81" calcext:value-type="float">
            <text:p>-81</text:p>
          </table:table-cell>
          <table:table-cell/>
          <table:table-cell office:value-type="float" office:value="0.11678832" calcext:value-type="float">
            <text:p>0.11678832</text:p>
          </table:table-cell>
          <table:table-cell office:value-type="float" office:value="0.022346368" calcext:value-type="float">
            <text:p>0.022346368</text:p>
          </table:table-cell>
          <table:table-cell office:value-type="float" office:value="0.09266409" calcext:value-type="float">
            <text:p>0.09266409</text:p>
          </table:table-cell>
          <table:table-cell office:value-type="float" office:value="0.082474224" calcext:value-type="float">
            <text:p>0.082474224</text:p>
          </table:table-cell>
          <table:table-cell table:number-columns-repeated="5"/>
          <table:table-cell office:value-type="float" office:value="0.09166667" calcext:value-type="float">
            <text:p>0.09166667</text:p>
          </table:table-cell>
          <table:table-cell table:number-columns-repeated="6"/>
        </table:table-row>
        <table:table-row table:style-name="ro1">
          <table:table-cell office:value-type="float" office:value="-80" calcext:value-type="float">
            <text:p>-80</text:p>
          </table:table-cell>
          <table:table-cell/>
          <table:table-cell office:value-type="float" office:value="0.08759124" calcext:value-type="float">
            <text:p>0.08759124</text:p>
          </table:table-cell>
          <table:table-cell office:value-type="float" office:value="0.03538175" calcext:value-type="float">
            <text:p>0.03538175</text:p>
          </table:table-cell>
          <table:table-cell office:value-type="float" office:value="0.12355212" calcext:value-type="float">
            <text:p>0.12355212</text:p>
          </table:table-cell>
          <table:table-cell office:value-type="float" office:value="0.072164945" calcext:value-type="float">
            <text:p>0.072164945</text:p>
          </table:table-cell>
          <table:table-cell table:number-columns-repeated="5"/>
          <table:table-cell office:value-type="float" office:value="0.058333334" calcext:value-type="float">
            <text:p>0.058333334</text:p>
          </table:table-cell>
          <table:table-cell/>
          <table:table-cell office:value-type="float" office:value="0.028673835" calcext:value-type="float">
            <text:p>0.028673835</text:p>
          </table:table-cell>
          <table:table-cell office:value-type="float" office:value="0.020304568" calcext:value-type="float">
            <text:p>0.020304568</text:p>
          </table:table-cell>
          <table:table-cell table:number-columns-repeated="3"/>
        </table:table-row>
        <table:table-row table:style-name="ro1">
          <table:table-cell office:value-type="float" office:value="-79" calcext:value-type="float">
            <text:p>-79</text:p>
          </table:table-cell>
          <table:table-cell/>
          <table:table-cell office:value-type="float" office:value="0.0729927" calcext:value-type="float">
            <text:p>0.0729927</text:p>
          </table:table-cell>
          <table:table-cell office:value-type="float" office:value="0.14897579" calcext:value-type="float">
            <text:p>0.14897579</text:p>
          </table:table-cell>
          <table:table-cell office:value-type="float" office:value="0.16216215" calcext:value-type="float">
            <text:p>0.16216215</text:p>
          </table:table-cell>
          <table:table-cell office:value-type="float" office:value="0.12371134" calcext:value-type="float">
            <text:p>0.12371134</text:p>
          </table:table-cell>
          <table:table-cell table:number-columns-repeated="5"/>
          <table:table-cell office:value-type="float" office:value="0.025" calcext:value-type="float">
            <text:p>0.025</text:p>
          </table:table-cell>
          <table:table-cell/>
          <table:table-cell office:value-type="float" office:value="0.07168459" calcext:value-type="float">
            <text:p>0.07168459</text:p>
          </table:table-cell>
          <table:table-cell table:number-columns-repeated="4"/>
        </table:table-row>
        <table:table-row table:style-name="ro1">
          <table:table-cell office:value-type="float" office:value="-78" calcext:value-type="float">
            <text:p>-78</text:p>
          </table:table-cell>
          <table:table-cell/>
          <table:table-cell office:value-type="float" office:value="0.08759124" calcext:value-type="float">
            <text:p>0.08759124</text:p>
          </table:table-cell>
          <table:table-cell office:value-type="float" office:value="0.11545624" calcext:value-type="float">
            <text:p>0.11545624</text:p>
          </table:table-cell>
          <table:table-cell office:value-type="float" office:value="0.057915058" calcext:value-type="float">
            <text:p>0.057915058</text:p>
          </table:table-cell>
          <table:table-cell office:value-type="float" office:value="0.041237112" calcext:value-type="float">
            <text:p>0.041237112</text:p>
          </table:table-cell>
          <table:table-cell table:number-columns-repeated="7"/>
          <table:table-cell office:value-type="float" office:value="0.014336918" calcext:value-type="float">
            <text:p>0.014336918</text:p>
          </table:table-cell>
          <table:table-cell table:number-columns-repeated="4"/>
        </table:table-row>
        <table:table-row table:style-name="ro1">
          <table:table-cell office:value-type="float" office:value="-77" calcext:value-type="float">
            <text:p>-77</text:p>
          </table:table-cell>
          <table:table-cell/>
          <table:table-cell office:value-type="float" office:value="0.02919708" calcext:value-type="float">
            <text:p>0.02919708</text:p>
          </table:table-cell>
          <table:table-cell office:value-type="float" office:value="0.12476723" calcext:value-type="float">
            <text:p>0.12476723</text:p>
          </table:table-cell>
          <table:table-cell office:value-type="float" office:value="0.06177606" calcext:value-type="float">
            <text:p>0.06177606</text:p>
          </table:table-cell>
          <table:table-cell office:value-type="float" office:value="0.041237112" calcext:value-type="float">
            <text:p>0.041237112</text:p>
          </table:table-cell>
          <table:table-cell table:number-columns-repeated="7"/>
          <table:table-cell office:value-type="float" office:value="0.05734767" calcext:value-type="float">
            <text:p>0.05734767</text:p>
          </table:table-cell>
          <table:table-cell office:value-type="float" office:value="0.030456852" calcext:value-type="float">
            <text:p>0.030456852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/>
          <table:table-cell office:value-type="float" office:value="0.02919708" calcext:value-type="float">
            <text:p>0.02919708</text:p>
          </table:table-cell>
          <table:table-cell office:value-type="float" office:value="0.07635009" calcext:value-type="float">
            <text:p>0.07635009</text:p>
          </table:table-cell>
          <table:table-cell office:value-type="float" office:value="0.14671814" calcext:value-type="float">
            <text:p>0.14671814</text:p>
          </table:table-cell>
          <table:table-cell office:value-type="float" office:value="0.10309278" calcext:value-type="float">
            <text:p>0.10309278</text:p>
          </table:table-cell>
          <table:table-cell table:number-columns-repeated="7"/>
          <table:table-cell office:value-type="float" office:value="0.12903225" calcext:value-type="float">
            <text:p>0.12903225</text:p>
          </table:table-cell>
          <table:table-cell office:value-type="float" office:value="0.020304568" calcext:value-type="float">
            <text:p>0.020304568</text:p>
          </table:table-cell>
          <table:table-cell table:number-columns-repeated="3"/>
        </table:table-row>
        <table:table-row table:style-name="ro1">
          <table:table-cell office:value-type="float" office:value="-75" calcext:value-type="float">
            <text:p>-75</text:p>
          </table:table-cell>
          <table:table-cell/>
          <table:table-cell office:value-type="float" office:value="0.01459854" calcext:value-type="float">
            <text:p>0.01459854</text:p>
          </table:table-cell>
          <table:table-cell office:value-type="float" office:value="0.10428306" calcext:value-type="float">
            <text:p>0.10428306</text:p>
          </table:table-cell>
          <table:table-cell table:number-columns-repeated="9"/>
          <table:table-cell office:value-type="float" office:value="0.07168459" calcext:value-type="float">
            <text:p>0.07168459</text:p>
          </table:table-cell>
          <table:table-cell table:number-columns-repeated="4"/>
        </table:table-row>
        <table:table-row table:style-name="ro1">
          <table:table-cell office:value-type="float" office:value="-74" calcext:value-type="float">
            <text:p>-74</text:p>
          </table:table-cell>
          <table:table-cell/>
          <table:table-cell office:value-type="float" office:value="0.02919708" calcext:value-type="float">
            <text:p>0.02919708</text:p>
          </table:table-cell>
          <table:table-cell office:value-type="float" office:value="0.11173184" calcext:value-type="float">
            <text:p>0.11173184</text:p>
          </table:table-cell>
          <table:table-cell office:value-type="float" office:value="0.0077220076" calcext:value-type="float">
            <text:p>0.0077220076</text:p>
          </table:table-cell>
          <table:table-cell table:number-columns-repeated="8"/>
          <table:table-cell office:value-type="float" office:value="0.12903225" calcext:value-type="float">
            <text:p>0.12903225</text:p>
          </table:table-cell>
          <table:table-cell office:value-type="float" office:value="0.010152284" calcext:value-type="float">
            <text:p>0.010152284</text:p>
          </table:table-cell>
          <table:table-cell table:number-columns-repeated="3"/>
        </table:table-row>
        <table:table-row table:style-name="ro1">
          <table:table-cell office:value-type="float" office:value="-73" calcext:value-type="float">
            <text:p>-73</text:p>
          </table:table-cell>
          <table:table-cell/>
          <table:table-cell office:value-type="float" office:value="0.04379562" calcext:value-type="float">
            <text:p>0.04379562</text:p>
          </table:table-cell>
          <table:table-cell office:value-type="float" office:value="0.037243947" calcext:value-type="float">
            <text:p>0.037243947</text:p>
          </table:table-cell>
          <table:table-cell table:number-columns-repeated="9"/>
          <table:table-cell office:value-type="float" office:value="0.17204301" calcext:value-type="float">
            <text:p>0.17204301</text:p>
          </table:table-cell>
          <table:table-cell office:value-type="float" office:value="0.010152284" calcext:value-type="float">
            <text:p>0.010152284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/>
          <table:table-cell office:value-type="float" office:value="0.01459854" calcext:value-type="float">
            <text:p>0.01459854</text:p>
          </table:table-cell>
          <table:table-cell office:value-type="float" office:value="0.096834265" calcext:value-type="float">
            <text:p>0.096834265</text:p>
          </table:table-cell>
          <table:table-cell table:number-columns-repeated="9"/>
          <table:table-cell office:value-type="float" office:value="0.1577061" calcext:value-type="float">
            <text:p>0.1577061</text:p>
          </table:table-cell>
          <table:table-cell office:value-type="float" office:value="0.040609136" calcext:value-type="float">
            <text:p>0.040609136</text:p>
          </table:table-cell>
          <table:table-cell table:number-columns-repeated="3"/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2"/>
          <table:table-cell office:value-type="float" office:value="0.029795159" calcext:value-type="float">
            <text:p>0.029795159</text:p>
          </table:table-cell>
          <table:table-cell table:number-columns-repeated="9"/>
          <table:table-cell office:value-type="float" office:value="0.028673835" calcext:value-type="float">
            <text:p>0.028673835</text:p>
          </table:table-cell>
          <table:table-cell office:value-type="float" office:value="0.11167513" calcext:value-type="float">
            <text:p>0.11167513</text:p>
          </table:table-cell>
          <table:table-cell table:number-columns-repeated="3"/>
        </table:table-row>
        <table:table-row table:style-name="ro1">
          <table:table-cell office:value-type="float" office:value="-70" calcext:value-type="float">
            <text:p>-70</text:p>
          </table:table-cell>
          <table:table-cell table:number-columns-repeated="12"/>
          <table:table-cell office:value-type="float" office:value="0.09677419" calcext:value-type="float">
            <text:p>0.09677419</text:p>
          </table:table-cell>
          <table:table-cell office:value-type="float" office:value="0.10659899" calcext:value-type="float">
            <text:p>0.10659899</text:p>
          </table:table-cell>
          <table:table-cell table:number-columns-repeated="3"/>
        </table:table-row>
        <table:table-row table:style-name="ro1">
          <table:table-cell office:value-type="float" office:value="-69" calcext:value-type="float">
            <text:p>-69</text:p>
          </table:table-cell>
          <table:table-cell table:number-columns-repeated="12"/>
          <table:table-cell office:value-type="float" office:value="0.028673835" calcext:value-type="float">
            <text:p>0.028673835</text:p>
          </table:table-cell>
          <table:table-cell office:value-type="float" office:value="0.11928934" calcext:value-type="float">
            <text:p>0.11928934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table:number-columns-repeated="13"/>
          <table:table-cell office:value-type="float" office:value="0.063451774" calcext:value-type="float">
            <text:p>0.063451774</text:p>
          </table:table-cell>
          <table:table-cell table:number-columns-repeated="3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2"/>
          <table:table-cell office:value-type="float" office:value="0.029795159" calcext:value-type="float">
            <text:p>0.029795159</text:p>
          </table:table-cell>
          <table:table-cell table:number-columns-repeated="10"/>
          <table:table-cell office:value-type="float" office:value="0.060913704" calcext:value-type="float">
            <text:p>0.060913704</text:p>
          </table:table-cell>
          <table:table-cell table:number-columns-repeated="3"/>
        </table:table-row>
        <table:table-row table:style-name="ro1">
          <table:table-cell office:value-type="float" office:value="-66" calcext:value-type="float">
            <text:p>-66</text:p>
          </table:table-cell>
          <table:table-cell table:number-columns-repeated="13"/>
          <table:table-cell office:value-type="float" office:value="0.040609136" calcext:value-type="float">
            <text:p>0.040609136</text:p>
          </table:table-cell>
          <table:table-cell table:number-columns-repeated="3"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13"/>
          <table:table-cell office:value-type="float" office:value="0.15228426" calcext:value-type="float">
            <text:p>0.15228426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13"/>
          <table:table-cell office:value-type="float" office:value="0.13197969" calcext:value-type="float">
            <text:p>0.13197969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13"/>
          <table:table-cell office:value-type="float" office:value="0.030456852" calcext:value-type="float">
            <text:p>0.030456852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13"/>
          <table:table-cell office:value-type="float" office:value="0.020304568" calcext:value-type="float">
            <text:p>0.020304568</text:p>
          </table:table-cell>
          <table:table-cell table:number-columns-repeated="3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13"/>
          <table:table-cell office:value-type="float" office:value="0.020304568" calcext:value-type="float">
            <text:p>0.020304568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17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13"/>
          <table:table-cell office:value-type="float" office:value="0.010152284" calcext:value-type="float">
            <text:p>0.010152284</text:p>
          </table:table-cell>
          <table:table-cell table:number-columns-repeated="3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17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17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17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17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17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17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17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17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17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17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17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17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17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17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17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17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17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17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17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7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17"/>
        </table:table-row>
      </table:table>
      <table:table table:name="c2" table:style-name="ta1">
        <table:table-column table:style-name="co7" table:number-columns-repeated="9" table:default-cell-style-name="Default"/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6" calcext:value-type="float">
            <text:p>16</text:p>
          </table:table-cell>
          <table:table-cell office:value-type="float" office:value="0.05839416" calcext:value-type="float">
            <text:p>0.05839416</text:p>
          </table:table-cell>
          <table:table-cell office:value-type="float" office:value="-86" calcext:value-type="float">
            <text:p>-86</text:p>
          </table:table-cell>
          <table:table-cell office:value-type="float" office:value="16" calcext:value-type="float">
            <text:p>16</text:p>
          </table:table-cell>
          <table:table-cell office:value-type="float" office:value="0.05839416" calcext:value-type="float">
            <text:p>0.05839416</text:p>
          </table:table-cell>
          <table:table-cell office:value-type="float" office:value="-86" calcext:value-type="float">
            <text:p>-86</text:p>
          </table:table-cell>
          <table:table-cell office:value-type="float" office:value="16" calcext:value-type="float">
            <text:p>16</text:p>
          </table:table-cell>
          <table:table-cell office:value-type="float" office:value="0.05839416" calcext:value-type="float">
            <text:p>0.0583941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16" calcext:value-type="float">
            <text:p>16</text:p>
          </table:table-cell>
          <table:table-cell office:value-type="float" office:value="0.05839416" calcext:value-type="float">
            <text:p>0.05839416</text:p>
          </table:table-cell>
          <table:table-cell office:value-type="float" office:value="-85" calcext:value-type="float">
            <text:p>-85</text:p>
          </table:table-cell>
          <table:table-cell office:value-type="float" office:value="16" calcext:value-type="float">
            <text:p>16</text:p>
          </table:table-cell>
          <table:table-cell office:value-type="float" office:value="0.05839416" calcext:value-type="float">
            <text:p>0.05839416</text:p>
          </table:table-cell>
          <table:table-cell office:value-type="float" office:value="-85" calcext:value-type="float">
            <text:p>-85</text:p>
          </table:table-cell>
          <table:table-cell office:value-type="float" office:value="16" calcext:value-type="float">
            <text:p>16</text:p>
          </table:table-cell>
          <table:table-cell office:value-type="float" office:value="0.05839416" calcext:value-type="float">
            <text:p>0.0583941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4" calcext:value-type="float">
            <text:p>14</text:p>
          </table:table-cell>
          <table:table-cell office:value-type="float" office:value="0.05109489" calcext:value-type="float">
            <text:p>0.05109489</text:p>
          </table:table-cell>
          <table:table-cell office:value-type="float" office:value="-84" calcext:value-type="float">
            <text:p>-84</text:p>
          </table:table-cell>
          <table:table-cell office:value-type="float" office:value="14" calcext:value-type="float">
            <text:p>14</text:p>
          </table:table-cell>
          <table:table-cell office:value-type="float" office:value="0.05109489" calcext:value-type="float">
            <text:p>0.05109489</text:p>
          </table:table-cell>
          <table:table-cell office:value-type="float" office:value="-84" calcext:value-type="float">
            <text:p>-84</text:p>
          </table:table-cell>
          <table:table-cell office:value-type="float" office:value="14" calcext:value-type="float">
            <text:p>14</text:p>
          </table:table-cell>
          <table:table-cell office:value-type="float" office:value="0.05109489" calcext:value-type="float">
            <text:p>0.05109489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52" calcext:value-type="float">
            <text:p>52</text:p>
          </table:table-cell>
          <table:table-cell office:value-type="float" office:value="0.18978103" calcext:value-type="float">
            <text:p>0.18978103</text:p>
          </table:table-cell>
          <table:table-cell office:value-type="float" office:value="-83" calcext:value-type="float">
            <text:p>-83</text:p>
          </table:table-cell>
          <table:table-cell office:value-type="float" office:value="52" calcext:value-type="float">
            <text:p>52</text:p>
          </table:table-cell>
          <table:table-cell office:value-type="float" office:value="0.18978103" calcext:value-type="float">
            <text:p>0.18978103</text:p>
          </table:table-cell>
          <table:table-cell office:value-type="float" office:value="-83" calcext:value-type="float">
            <text:p>-83</text:p>
          </table:table-cell>
          <table:table-cell office:value-type="float" office:value="52" calcext:value-type="float">
            <text:p>52</text:p>
          </table:table-cell>
          <table:table-cell office:value-type="float" office:value="0.18978103" calcext:value-type="float">
            <text:p>0.1897810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32" calcext:value-type="float">
            <text:p>32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-82" calcext:value-type="float">
            <text:p>-82</text:p>
          </table:table-cell>
          <table:table-cell office:value-type="float" office:value="32" calcext:value-type="float">
            <text:p>32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-82" calcext:value-type="float">
            <text:p>-82</text:p>
          </table:table-cell>
          <table:table-cell office:value-type="float" office:value="32" calcext:value-type="float">
            <text:p>32</text:p>
          </table:table-cell>
          <table:table-cell office:value-type="float" office:value="0.11678832" calcext:value-type="float">
            <text:p>0.1167883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32" calcext:value-type="float">
            <text:p>32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-81" calcext:value-type="float">
            <text:p>-81</text:p>
          </table:table-cell>
          <table:table-cell office:value-type="float" office:value="32" calcext:value-type="float">
            <text:p>32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-81" calcext:value-type="float">
            <text:p>-81</text:p>
          </table:table-cell>
          <table:table-cell office:value-type="float" office:value="32" calcext:value-type="float">
            <text:p>32</text:p>
          </table:table-cell>
          <table:table-cell office:value-type="float" office:value="0.11678832" calcext:value-type="float">
            <text:p>0.1167883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4" calcext:value-type="float">
            <text:p>24</text:p>
          </table:table-cell>
          <table:table-cell office:value-type="float" office:value="0.08759124" calcext:value-type="float">
            <text:p>0.08759124</text:p>
          </table:table-cell>
          <table:table-cell office:value-type="float" office:value="-80" calcext:value-type="float">
            <text:p>-80</text:p>
          </table:table-cell>
          <table:table-cell office:value-type="float" office:value="24" calcext:value-type="float">
            <text:p>24</text:p>
          </table:table-cell>
          <table:table-cell office:value-type="float" office:value="0.08759124" calcext:value-type="float">
            <text:p>0.08759124</text:p>
          </table:table-cell>
          <table:table-cell office:value-type="float" office:value="-80" calcext:value-type="float">
            <text:p>-80</text:p>
          </table:table-cell>
          <table:table-cell office:value-type="float" office:value="24" calcext:value-type="float">
            <text:p>24</text:p>
          </table:table-cell>
          <table:table-cell office:value-type="float" office:value="0.08759124" calcext:value-type="float">
            <text:p>0.08759124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0" calcext:value-type="float">
            <text:p>20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-79" calcext:value-type="float">
            <text:p>-79</text:p>
          </table:table-cell>
          <table:table-cell office:value-type="float" office:value="20" calcext:value-type="float">
            <text:p>20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-79" calcext:value-type="float">
            <text:p>-79</text:p>
          </table:table-cell>
          <table:table-cell office:value-type="float" office:value="20" calcext:value-type="float">
            <text:p>20</text:p>
          </table:table-cell>
          <table:table-cell office:value-type="float" office:value="0.0729927" calcext:value-type="float">
            <text:p>0.0729927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24" calcext:value-type="float">
            <text:p>24</text:p>
          </table:table-cell>
          <table:table-cell office:value-type="float" office:value="0.08759124" calcext:value-type="float">
            <text:p>0.08759124</text:p>
          </table:table-cell>
          <table:table-cell office:value-type="float" office:value="-78" calcext:value-type="float">
            <text:p>-78</text:p>
          </table:table-cell>
          <table:table-cell office:value-type="float" office:value="24" calcext:value-type="float">
            <text:p>24</text:p>
          </table:table-cell>
          <table:table-cell office:value-type="float" office:value="0.08759124" calcext:value-type="float">
            <text:p>0.08759124</text:p>
          </table:table-cell>
          <table:table-cell office:value-type="float" office:value="-78" calcext:value-type="float">
            <text:p>-78</text:p>
          </table:table-cell>
          <table:table-cell office:value-type="float" office:value="24" calcext:value-type="float">
            <text:p>24</text:p>
          </table:table-cell>
          <table:table-cell office:value-type="float" office:value="0.08759124" calcext:value-type="float">
            <text:p>0.08759124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-77" calcext:value-type="float">
            <text:p>-77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-77" calcext:value-type="float">
            <text:p>-77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-76" calcext:value-type="float">
            <text:p>-76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-76" calcext:value-type="float">
            <text:p>-76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1459854" calcext:value-type="float">
            <text:p>0.0145985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-74" calcext:value-type="float">
            <text:p>-74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-74" calcext:value-type="float">
            <text:p>-74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2" calcext:value-type="float">
            <text:p>12</text:p>
          </table:table-cell>
          <table:table-cell office:value-type="float" office:value="0.04379562" calcext:value-type="float">
            <text:p>0.04379562</text:p>
          </table:table-cell>
          <table:table-cell office:value-type="float" office:value="-73" calcext:value-type="float">
            <text:p>-73</text:p>
          </table:table-cell>
          <table:table-cell office:value-type="float" office:value="12" calcext:value-type="float">
            <text:p>12</text:p>
          </table:table-cell>
          <table:table-cell office:value-type="float" office:value="0.04379562" calcext:value-type="float">
            <text:p>0.04379562</text:p>
          </table:table-cell>
          <table:table-cell office:value-type="float" office:value="-73" calcext:value-type="float">
            <text:p>-73</text:p>
          </table:table-cell>
          <table:table-cell office:value-type="float" office:value="12" calcext:value-type="float">
            <text:p>12</text:p>
          </table:table-cell>
          <table:table-cell office:value-type="float" office:value="0.04379562" calcext:value-type="float">
            <text:p>0.0437956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1459854" calcext:value-type="float">
            <text:p>0.01459854</text:p>
          </table:table-cell>
        </table:table-row>
      </table:table>
      <table:table table:name="c3" table:style-name="ta1">
        <table:table-column table:style-name="co7" table:number-columns-repeated="3" table:default-cell-style-name="Default"/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2" calcext:value-type="float">
            <text:p>12</text:p>
          </table:table-cell>
          <table:table-cell office:value-type="float" office:value="0.022346368" calcext:value-type="float">
            <text:p>0.022346368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4" calcext:value-type="float">
            <text:p>24</text:p>
          </table:table-cell>
          <table:table-cell office:value-type="float" office:value="0.044692736" calcext:value-type="float">
            <text:p>0.044692736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2" calcext:value-type="float">
            <text:p>12</text:p>
          </table:table-cell>
          <table:table-cell office:value-type="float" office:value="0.022346368" calcext:value-type="float">
            <text:p>0.02234636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9" calcext:value-type="float">
            <text:p>19</text:p>
          </table:table-cell>
          <table:table-cell office:value-type="float" office:value="0.03538175" calcext:value-type="float">
            <text:p>0.0353817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80" calcext:value-type="float">
            <text:p>80</text:p>
          </table:table-cell>
          <table:table-cell office:value-type="float" office:value="0.14897579" calcext:value-type="float">
            <text:p>0.14897579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62" calcext:value-type="float">
            <text:p>62</text:p>
          </table:table-cell>
          <table:table-cell office:value-type="float" office:value="0.11545624" calcext:value-type="float">
            <text:p>0.11545624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67" calcext:value-type="float">
            <text:p>67</text:p>
          </table:table-cell>
          <table:table-cell office:value-type="float" office:value="0.12476723" calcext:value-type="float">
            <text:p>0.1247672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1" calcext:value-type="float">
            <text:p>41</text:p>
          </table:table-cell>
          <table:table-cell office:value-type="float" office:value="0.07635009" calcext:value-type="float">
            <text:p>0.07635009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56" calcext:value-type="float">
            <text:p>56</text:p>
          </table:table-cell>
          <table:table-cell office:value-type="float" office:value="0.10428306" calcext:value-type="float">
            <text:p>0.1042830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60" calcext:value-type="float">
            <text:p>60</text:p>
          </table:table-cell>
          <table:table-cell office:value-type="float" office:value="0.11173184" calcext:value-type="float">
            <text:p>0.1117318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20" calcext:value-type="float">
            <text:p>20</text:p>
          </table:table-cell>
          <table:table-cell office:value-type="float" office:value="0.037243947" calcext:value-type="float">
            <text:p>0.037243947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52" calcext:value-type="float">
            <text:p>52</text:p>
          </table:table-cell>
          <table:table-cell office:value-type="float" office:value="0.096834265" calcext:value-type="float">
            <text:p>0.09683426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6" calcext:value-type="float">
            <text:p>16</text:p>
          </table:table-cell>
          <table:table-cell office:value-type="float" office:value="0.029795159" calcext:value-type="float">
            <text:p>0.029795159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6" calcext:value-type="float">
            <text:p>16</text:p>
          </table:table-cell>
          <table:table-cell office:value-type="float" office:value="0.029795159" calcext:value-type="float">
            <text:p>0.029795159</text:p>
          </table:table-cell>
        </table:table-row>
      </table:table>
      <table:table table:name="c4" table:style-name="ta1">
        <table:table-column table:style-name="co7" table:number-columns-repeated="3" table:default-cell-style-name="Default"/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4" calcext:value-type="float">
            <text:p>4</text:p>
          </table:table-cell>
          <table:table-cell office:value-type="float" office:value="0.015444015" calcext:value-type="float">
            <text:p>0.01544401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12" calcext:value-type="float">
            <text:p>12</text:p>
          </table:table-cell>
          <table:table-cell office:value-type="float" office:value="0.046332046" calcext:value-type="float">
            <text:p>0.04633204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4" calcext:value-type="float">
            <text:p>24</text:p>
          </table:table-cell>
          <table:table-cell office:value-type="float" office:value="0.09266409" calcext:value-type="float">
            <text:p>0.09266409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23" calcext:value-type="float">
            <text:p>23</text:p>
          </table:table-cell>
          <table:table-cell office:value-type="float" office:value="0.08880309" calcext:value-type="float">
            <text:p>0.0888030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7" calcext:value-type="float">
            <text:p>27</text:p>
          </table:table-cell>
          <table:table-cell office:value-type="float" office:value="0.1042471" calcext:value-type="float">
            <text:p>0.1042471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24" calcext:value-type="float">
            <text:p>24</text:p>
          </table:table-cell>
          <table:table-cell office:value-type="float" office:value="0.09266409" calcext:value-type="float">
            <text:p>0.0926640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32" calcext:value-type="float">
            <text:p>32</text:p>
          </table:table-cell>
          <table:table-cell office:value-type="float" office:value="0.12355212" calcext:value-type="float">
            <text:p>0.12355212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42" calcext:value-type="float">
            <text:p>42</text:p>
          </table:table-cell>
          <table:table-cell office:value-type="float" office:value="0.16216215" calcext:value-type="float">
            <text:p>0.1621621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5" calcext:value-type="float">
            <text:p>15</text:p>
          </table:table-cell>
          <table:table-cell office:value-type="float" office:value="0.057915058" calcext:value-type="float">
            <text:p>0.05791505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0.06177606" calcext:value-type="float">
            <text:p>0.06177606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8" calcext:value-type="float">
            <text:p>38</text:p>
          </table:table-cell>
          <table:table-cell office:value-type="float" office:value="0.14671814" calcext:value-type="float">
            <text:p>0.1467181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2" calcext:value-type="float">
            <text:p>2</text:p>
          </table:table-cell>
          <table:table-cell office:value-type="float" office:value="0.0077220076" calcext:value-type="float">
            <text:p>0.0077220076</text:p>
          </table:table-cell>
        </table:table-row>
      </table:table>
      <table:table table:name="c5" table:style-name="ta1">
        <table:table-column table:style-name="co7" table:number-columns-repeated="3" table:default-cell-style-name="Default"/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8" calcext:value-type="float">
            <text:p>8</text:p>
          </table:table-cell>
          <table:table-cell office:value-type="float" office:value="0.082474224" calcext:value-type="float">
            <text:p>0.082474224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41237112" calcext:value-type="float">
            <text:p>0.04123711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26" calcext:value-type="float">
            <text:p>26</text:p>
          </table:table-cell>
          <table:table-cell office:value-type="float" office:value="0.26804122" calcext:value-type="float">
            <text:p>0.2680412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4" calcext:value-type="float">
            <text:p>14</text:p>
          </table:table-cell>
          <table:table-cell office:value-type="float" office:value="0.14432989" calcext:value-type="float">
            <text:p>0.1443298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8" calcext:value-type="float">
            <text:p>8</text:p>
          </table:table-cell>
          <table:table-cell office:value-type="float" office:value="0.082474224" calcext:value-type="float">
            <text:p>0.082474224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" calcext:value-type="float">
            <text:p>7</text:p>
          </table:table-cell>
          <table:table-cell office:value-type="float" office:value="0.072164945" calcext:value-type="float">
            <text:p>0.07216494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12" calcext:value-type="float">
            <text:p>12</text:p>
          </table:table-cell>
          <table:table-cell office:value-type="float" office:value="0.12371134" calcext:value-type="float">
            <text:p>0.12371134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" calcext:value-type="float">
            <text:p>4</text:p>
          </table:table-cell>
          <table:table-cell office:value-type="float" office:value="0.041237112" calcext:value-type="float">
            <text:p>0.04123711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4" calcext:value-type="float">
            <text:p>4</text:p>
          </table:table-cell>
          <table:table-cell office:value-type="float" office:value="0.041237112" calcext:value-type="float">
            <text:p>0.04123711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0" calcext:value-type="float">
            <text:p>10</text:p>
          </table:table-cell>
          <table:table-cell office:value-type="float" office:value="0.10309278" calcext:value-type="float">
            <text:p>0.10309278</text:p>
          </table:table-cell>
        </table:table-row>
      </table:table>
      <table:table table:name="c11-new" table:style-name="ta1">
        <table:table-column table:style-name="co7" table:number-columns-repeated="9" table:default-cell-style-name="Default"/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89" calcext:value-type="float">
            <text:p>-89</text:p>
          </table:table-cell>
          <table:table-cell office:value-type="float" office:value="4" calcext:value-type="float">
            <text:p>4</text:p>
          </table:table-cell>
          <table:table-cell office:value-type="float" office:value="0.033333335" calcext:value-type="float">
            <text:p>0.033333335</text:p>
          </table:table-cell>
        </table:table-row>
        <table:table-row table:style-name="ro1">
          <table:table-cell table:number-columns-repeated="6"/>
          <table:table-cell office:value-type="float" office:value="-86" calcext:value-type="float">
            <text:p>-86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6"/>
          <table:table-cell office:value-type="float" office:value="-85" calcext:value-type="float">
            <text:p>-85</text:p>
          </table:table-cell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table:number-columns-repeated="6"/>
          <table:table-cell office:value-type="float" office:value="-84" calcext:value-type="float">
            <text:p>-84</text:p>
          </table:table-cell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6"/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office:value-type="float" office:value="0.033333335" calcext:value-type="float">
            <text:p>0.033333335</text:p>
          </table:table-cell>
        </table:table-row>
        <table:table-row table:style-name="ro1">
          <table:table-cell table:number-columns-repeated="6"/>
          <table:table-cell office:value-type="float" office:value="-82" calcext:value-type="float">
            <text:p>-82</text:p>
          </table:table-cell>
          <table:table-cell office:value-type="float" office:value="4" calcext:value-type="float">
            <text:p>4</text:p>
          </table:table-cell>
          <table:table-cell office:value-type="float" office:value="0.033333335" calcext:value-type="float">
            <text:p>0.033333335</text:p>
          </table:table-cell>
        </table:table-row>
        <table:table-row table:style-name="ro1">
          <table:table-cell table:number-columns-repeated="6"/>
          <table:table-cell office:value-type="float" office:value="-81" calcext:value-type="float">
            <text:p>-81</text:p>
          </table:table-cell>
          <table:table-cell office:value-type="float" office:value="11" calcext:value-type="float">
            <text:p>11</text:p>
          </table:table-cell>
          <table:table-cell office:value-type="float" office:value="0.09166667" calcext:value-type="float">
            <text:p>0.09166667</text:p>
          </table:table-cell>
        </table:table-row>
        <table:table-row table:style-name="ro1">
          <table:table-cell table:number-columns-repeated="6"/>
          <table:table-cell office:value-type="float" office:value="-80" calcext:value-type="float">
            <text:p>-80</text:p>
          </table:table-cell>
          <table:table-cell office:value-type="float" office:value="7" calcext:value-type="float">
            <text:p>7</text:p>
          </table:table-cell>
          <table:table-cell office:value-type="float" office:value="0.058333334" calcext:value-type="float">
            <text:p>0.058333334</text:p>
          </table:table-cell>
        </table:table-row>
        <table:table-row table:style-name="ro1">
          <table:table-cell table:number-columns-repeated="6"/>
          <table:table-cell office:value-type="float" office:value="-79" calcext:value-type="float">
            <text:p>-79</text:p>
          </table:table-cell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.025</text:p>
          </table:table-cell>
        </table:table-row>
      </table:table>
      <table:table table:name="c12" table:style-name="ta1">
        <table:table-column table:style-name="co7" table:number-columns-repeated="3" table:default-cell-style-name="Default"/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8" calcext:value-type="float">
            <text:p>8</text:p>
          </table:table-cell>
          <table:table-cell office:value-type="float" office:value="0.074074075" calcext:value-type="float">
            <text:p>0.07407407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8" calcext:value-type="float">
            <text:p>8</text:p>
          </table:table-cell>
          <table:table-cell office:value-type="float" office:value="0.074074075" calcext:value-type="float">
            <text:p>0.07407407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20" calcext:value-type="float">
            <text:p>20</text:p>
          </table:table-cell>
          <table:table-cell office:value-type="float" office:value="0.18518518" calcext:value-type="float">
            <text:p>0.18518518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36" calcext:value-type="float">
            <text:p>36</text:p>
          </table:table-cell>
          <table:table-cell office:value-type="float" office:value="0.33333334" calcext:value-type="float">
            <text:p>0.3333333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6" calcext:value-type="float">
            <text:p>16</text:p>
          </table:table-cell>
          <table:table-cell office:value-type="float" office:value="0.14814815" calcext:value-type="float">
            <text:p>0.14814815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0" calcext:value-type="float">
            <text:p>20</text:p>
          </table:table-cell>
          <table:table-cell office:value-type="float" office:value="0.18518518" calcext:value-type="float">
            <text:p>0.18518518</text:p>
          </table:table-cell>
        </table:table-row>
      </table:table>
      <table:table table:name="c13" table:style-name="ta1">
        <table:table-column table:style-name="co7" table:number-columns-repeated="3" table:default-cell-style-name="Default"/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4" calcext:value-type="float">
            <text:p>4</text:p>
          </table:table-cell>
          <table:table-cell office:value-type="float" office:value="0.014336918" calcext:value-type="float">
            <text:p>0.01433691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8" calcext:value-type="float">
            <text:p>8</text:p>
          </table:table-cell>
          <table:table-cell office:value-type="float" office:value="0.028673835" calcext:value-type="float">
            <text:p>0.02867383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0" calcext:value-type="float">
            <text:p>20</text:p>
          </table:table-cell>
          <table:table-cell office:value-type="float" office:value="0.07168459" calcext:value-type="float">
            <text:p>0.07168459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" calcext:value-type="float">
            <text:p>4</text:p>
          </table:table-cell>
          <table:table-cell office:value-type="float" office:value="0.014336918" calcext:value-type="float">
            <text:p>0.01433691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0.05734767" calcext:value-type="float">
            <text:p>0.0573476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6" calcext:value-type="float">
            <text:p>36</text:p>
          </table:table-cell>
          <table:table-cell office:value-type="float" office:value="0.12903225" calcext:value-type="float">
            <text:p>0.1290322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0" calcext:value-type="float">
            <text:p>20</text:p>
          </table:table-cell>
          <table:table-cell office:value-type="float" office:value="0.07168459" calcext:value-type="float">
            <text:p>0.07168459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36" calcext:value-type="float">
            <text:p>36</text:p>
          </table:table-cell>
          <table:table-cell office:value-type="float" office:value="0.12903225" calcext:value-type="float">
            <text:p>0.1290322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8" calcext:value-type="float">
            <text:p>48</text:p>
          </table:table-cell>
          <table:table-cell office:value-type="float" office:value="0.17204301" calcext:value-type="float">
            <text:p>0.1720430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4" calcext:value-type="float">
            <text:p>44</text:p>
          </table:table-cell>
          <table:table-cell office:value-type="float" office:value="0.1577061" calcext:value-type="float">
            <text:p>0.157706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8" calcext:value-type="float">
            <text:p>8</text:p>
          </table:table-cell>
          <table:table-cell office:value-type="float" office:value="0.028673835" calcext:value-type="float">
            <text:p>0.028673835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27" calcext:value-type="float">
            <text:p>27</text:p>
          </table:table-cell>
          <table:table-cell office:value-type="float" office:value="0.09677419" calcext:value-type="float">
            <text:p>0.0967741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0.028673835" calcext:value-type="float">
            <text:p>0.028673835</text:p>
          </table:table-cell>
        </table:table-row>
      </table:table>
      <table:table table:name="c14" table:style-name="ta1">
        <table:table-column table:style-name="co7" table:number-columns-repeated="3" table:default-cell-style-name="Default"/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8" calcext:value-type="float">
            <text:p>8</text:p>
          </table:table-cell>
          <table:table-cell office:value-type="float" office:value="0.020304568" calcext:value-type="float">
            <text:p>0.02030456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2" calcext:value-type="float">
            <text:p>12</text:p>
          </table:table-cell>
          <table:table-cell office:value-type="float" office:value="0.030456852" calcext:value-type="float">
            <text:p>0.03045685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8" calcext:value-type="float">
            <text:p>8</text:p>
          </table:table-cell>
          <table:table-cell office:value-type="float" office:value="0.020304568" calcext:value-type="float">
            <text:p>0.020304568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010152284" calcext:value-type="float">
            <text:p>0.01015228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10152284" calcext:value-type="float">
            <text:p>0.01015228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6" calcext:value-type="float">
            <text:p>16</text:p>
          </table:table-cell>
          <table:table-cell office:value-type="float" office:value="0.040609136" calcext:value-type="float">
            <text:p>0.040609136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4" calcext:value-type="float">
            <text:p>44</text:p>
          </table:table-cell>
          <table:table-cell office:value-type="float" office:value="0.11167513" calcext:value-type="float">
            <text:p>0.1116751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2" calcext:value-type="float">
            <text:p>42</text:p>
          </table:table-cell>
          <table:table-cell office:value-type="float" office:value="0.10659899" calcext:value-type="float">
            <text:p>0.1065989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7" calcext:value-type="float">
            <text:p>47</text:p>
          </table:table-cell>
          <table:table-cell office:value-type="float" office:value="0.11928934" calcext:value-type="float">
            <text:p>0.11928934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5" calcext:value-type="float">
            <text:p>25</text:p>
          </table:table-cell>
          <table:table-cell office:value-type="float" office:value="0.063451774" calcext:value-type="float">
            <text:p>0.06345177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24" calcext:value-type="float">
            <text:p>24</text:p>
          </table:table-cell>
          <table:table-cell office:value-type="float" office:value="0.060913704" calcext:value-type="float">
            <text:p>0.06091370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6" calcext:value-type="float">
            <text:p>16</text:p>
          </table:table-cell>
          <table:table-cell office:value-type="float" office:value="0.040609136" calcext:value-type="float">
            <text:p>0.04060913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60" calcext:value-type="float">
            <text:p>60</text:p>
          </table:table-cell>
          <table:table-cell office:value-type="float" office:value="0.15228426" calcext:value-type="float">
            <text:p>0.1522842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52" calcext:value-type="float">
            <text:p>52</text:p>
          </table:table-cell>
          <table:table-cell office:value-type="float" office:value="0.13197969" calcext:value-type="float">
            <text:p>0.13197969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2" calcext:value-type="float">
            <text:p>12</text:p>
          </table:table-cell>
          <table:table-cell office:value-type="float" office:value="0.030456852" calcext:value-type="float">
            <text:p>0.030456852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8" calcext:value-type="float">
            <text:p>8</text:p>
          </table:table-cell>
          <table:table-cell office:value-type="float" office:value="0.020304568" calcext:value-type="float">
            <text:p>0.02030456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8" calcext:value-type="float">
            <text:p>8</text:p>
          </table:table-cell>
          <table:table-cell office:value-type="float" office:value="0.020304568" calcext:value-type="float">
            <text:p>0.020304568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" calcext:value-type="float">
            <text:p>4</text:p>
          </table:table-cell>
          <table:table-cell office:value-type="float" office:value="0.010152284" calcext:value-type="float">
            <text:p>0.010152284</text:p>
          </table:table-cell>
        </table:table-row>
      </table:table>
      <table:table table:name="c15" table:style-name="ta1">
        <table:table-column table:style-name="co7" table:number-columns-repeated="3" table:default-cell-style-name="Default"/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8" calcext:value-type="float">
            <text:p>8</text:p>
          </table:table-cell>
          <table:table-cell office:value-type="float" office:value="0.21052632" calcext:value-type="float">
            <text:p>0.2105263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8" calcext:value-type="float">
            <text:p>8</text:p>
          </table:table-cell>
          <table:table-cell office:value-type="float" office:value="0.21052632" calcext:value-type="float">
            <text:p>0.2105263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8" calcext:value-type="float">
            <text:p>18</text:p>
          </table:table-cell>
          <table:table-cell office:value-type="float" office:value="0.47368422" calcext:value-type="float">
            <text:p>0.4736842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" calcext:value-type="float">
            <text:p>4</text:p>
          </table:table-cell>
          <table:table-cell office:value-type="float" office:value="0.10526316" calcext:value-type="float">
            <text:p>0.10526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02:57:52.064081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1T15:48:27.584789394</dc:date>
    <meta:generator>LibreOffice/4.2.3.3$Linux_X86_64 LibreOffice_project/420m0$Build-3</meta:generator>
    <meta:print-date>2014-05-31T23:43:20.026097153</meta:print-date>
    <meta:editing-duration>PT15H18M43S</meta:editing-duration>
    <meta:editing-cycles>74</meta:editing-cycles>
    <meta:document-statistic meta:table-count="10" meta:cell-count="7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059cm" svg:height="14.025cm" xlink:href=".." xlink:type="simple" chart:class="chart:bar" chart:style-name="ch1">
        <chart:legend chart:legend-position="end" svg:x="29.748cm" svg:y="2.978cm" style:legend-expansion="high" chart:style-name="ch2"/>
        <chart:plot-area chart:style-name="ch3" table:cell-range-address="'total histogram'.A1:'total histogram'.R53" chart:data-source-has-labels="both" svg:x="1.131cm" svg:y="2.698cm" svg:width="27.717cm" svg:height="11.696cm">
          <chartooo:coordinate-region svg:x="1.752cm" svg:y="2.897cm" svg:width="27.096cm" svg:height="10.85cm"/>
          <chart:axis chart:dimension="x" chart:name="primary-x" chart:style-name="ch4" chartooo:axis-type="auto">
            <chartooo:date-scale/>
            <chart:categories table:cell-range-address="'total histogram'.A2:'total histogram'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tal histogram'.C2:'total histogram'.C53" chart:label-cell-address="'total histogram'.C1:'total histogram'.C1" chart:class="chart:bar">
            <chart:data-point chart:repeated="52"/>
          </chart:series>
          <chart:series chart:style-name="ch8" chart:values-cell-range-address="'total histogram'.D2:'total histogram'.D53" chart:label-cell-address="'total histogram'.D1:'total histogram'.D1" chart:class="chart:bar">
            <chart:data-point chart:repeated="52"/>
          </chart:series>
          <chart:series chart:style-name="ch9" chart:values-cell-range-address="'total histogram'.E2:'total histogram'.E53" chart:label-cell-address="'total histogram'.E1:'total histogram'.E1" chart:class="chart:bar">
            <chart:data-point chart:repeated="52"/>
          </chart:series>
          <chart:series chart:style-name="ch10" chart:values-cell-range-address="'total histogram'.F2:'total histogram'.F53" chart:label-cell-address="'total histogram'.F1:'total histogram'.F1" chart:class="chart:bar">
            <chart:data-point chart:repeated="52"/>
          </chart:series>
          <chart:series chart:style-name="ch11" chart:values-cell-range-address="'total histogram'.G2:'total histogram'.G53" chart:label-cell-address="'total histogram'.G1:'total histogram'.G1" chart:class="chart:bar">
            <chart:data-point chart:repeated="52"/>
          </chart:series>
          <chart:series chart:style-name="ch12" chart:values-cell-range-address="'total histogram'.H2:'total histogram'.H53" chart:label-cell-address="'total histogram'.H1:'total histogram'.H1" chart:class="chart:bar">
            <chart:data-point chart:repeated="52"/>
          </chart:series>
          <chart:series chart:style-name="ch13" chart:values-cell-range-address="'total histogram'.I2:'total histogram'.I53" chart:label-cell-address="'total histogram'.I1:'total histogram'.I1" chart:class="chart:bar">
            <chart:data-point chart:repeated="52"/>
          </chart:series>
          <chart:series chart:style-name="ch14" chart:values-cell-range-address="'total histogram'.J2:'total histogram'.J53" chart:label-cell-address="'total histogram'.J1:'total histogram'.J1" chart:class="chart:bar">
            <chart:data-point chart:repeated="52"/>
          </chart:series>
          <chart:series chart:style-name="ch15" chart:values-cell-range-address="'total histogram'.K2:'total histogram'.K53" chart:label-cell-address="'total histogram'.K1:'total histogram'.K1" chart:class="chart:bar">
            <chart:data-point chart:repeated="52"/>
          </chart:series>
          <chart:series chart:style-name="ch16" chart:values-cell-range-address="'total histogram'.L2:'total histogram'.L53" chart:label-cell-address="'total histogram'.L1:'total histogram'.L1" chart:class="chart:bar">
            <chart:data-point chart:repeated="52"/>
          </chart:series>
          <chart:series chart:style-name="ch17" chart:values-cell-range-address="'total histogram'.M2:'total histogram'.M53" chart:label-cell-address="'total histogram'.M1:'total histogram'.M1" chart:class="chart:bar">
            <chart:data-point chart:repeated="52"/>
          </chart:series>
          <chart:series chart:style-name="ch18" chart:values-cell-range-address="'total histogram'.N2:'total histogram'.N53" chart:label-cell-address="'total histogram'.N1:'total histogram'.N1" chart:class="chart:bar">
            <chart:data-point chart:repeated="52"/>
          </chart:series>
          <chart:series chart:style-name="ch7" chart:values-cell-range-address="'total histogram'.O2:'total histogram'.O53" chart:label-cell-address="'total histogram'.O1:'total histogram'.O1" chart:class="chart:bar">
            <chart:data-point chart:repeated="52"/>
          </chart:series>
          <chart:series chart:style-name="ch8" chart:values-cell-range-address="'total histogram'.P2:'total histogram'.P53" chart:label-cell-address="'total histogram'.P1:'total histogram'.P1" chart:class="chart:bar">
            <chart:data-point chart:repeated="52"/>
          </chart:series>
          <chart:series chart:style-name="ch9" chart:values-cell-range-address="'total histogram'.Q2:'total histogram'.Q53" chart:label-cell-address="'total histogram'.Q1:'total histogram'.Q1" chart:class="chart:bar">
            <chart:data-point chart:repeated="52"/>
          </chart:series>
          <chart:series chart:style-name="ch10" chart:values-cell-range-address="'total histogram'.R2:'total histogram'.R53" chart:label-cell-address="'total histogram'.R1:'total histogram'.R1" chart:class="chart:bar">
            <chart:data-point chart:repeated="5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</text:p>
                <draw:g>
                  <svg:desc>'total histogram'.C1:'total histogram'.C1</svg:desc>
                </draw:g>
              </table:table-cell>
              <table:table-cell office:value-type="string">
                <text:p>c3</text:p>
                <draw:g>
                  <svg:desc>'total histogram'.D1:'total histogram'.D1</svg:desc>
                </draw:g>
              </table:table-cell>
              <table:table-cell office:value-type="string">
                <text:p>c4</text:p>
                <draw:g>
                  <svg:desc>'total histogram'.E1:'total histogram'.E1</svg:desc>
                </draw:g>
              </table:table-cell>
              <table:table-cell office:value-type="string">
                <text:p>c5</text:p>
                <draw:g>
                  <svg:desc>'total histogram'.F1:'total histogram'.F1</svg:desc>
                </draw:g>
              </table:table-cell>
              <table:table-cell office:value-type="string">
                <text:p>c6</text:p>
                <draw:g>
                  <svg:desc>'total histogram'.G1:'total histogram'.G1</svg:desc>
                </draw:g>
              </table:table-cell>
              <table:table-cell office:value-type="string">
                <text:p>c7</text:p>
                <draw:g>
                  <svg:desc>'total histogram'.H1:'total histogram'.H1</svg:desc>
                </draw:g>
              </table:table-cell>
              <table:table-cell office:value-type="string">
                <text:p>c8</text:p>
                <draw:g>
                  <svg:desc>'total histogram'.I1:'total histogram'.I1</svg:desc>
                </draw:g>
              </table:table-cell>
              <table:table-cell office:value-type="string">
                <text:p>c9</text:p>
                <draw:g>
                  <svg:desc>'total histogram'.J1:'total histogram'.J1</svg:desc>
                </draw:g>
              </table:table-cell>
              <table:table-cell office:value-type="string">
                <text:p>c10</text:p>
                <draw:g>
                  <svg:desc>'total histogram'.K1:'total histogram'.K1</svg:desc>
                </draw:g>
              </table:table-cell>
              <table:table-cell office:value-type="string">
                <text:p>c11</text:p>
                <draw:g>
                  <svg:desc>'total histogram'.L1:'total histogram'.L1</svg:desc>
                </draw:g>
              </table:table-cell>
              <table:table-cell office:value-type="string">
                <text:p>c12</text:p>
                <draw:g>
                  <svg:desc>'total histogram'.M1:'total histogram'.M1</svg:desc>
                </draw:g>
              </table:table-cell>
              <table:table-cell office:value-type="string">
                <text:p>c13</text:p>
                <draw:g>
                  <svg:desc>'total histogram'.N1:'total histogram'.N1</svg:desc>
                </draw:g>
              </table:table-cell>
              <table:table-cell office:value-type="string">
                <text:p>c14</text:p>
                <draw:g>
                  <svg:desc>'total histogram'.O1:'total histogram'.O1</svg:desc>
                </draw:g>
              </table:table-cell>
              <table:table-cell office:value-type="string">
                <text:p>c15</text:p>
                <draw:g>
                  <svg:desc>'total histogram'.P1:'total histogram'.P1</svg:desc>
                </draw:g>
              </table:table-cell>
              <table:table-cell office:value-type="string">
                <text:p>c16</text:p>
                <draw:g>
                  <svg:desc>'total histogram'.Q1:'total histogram'.Q1</svg:desc>
                </draw:g>
              </table:table-cell>
              <table:table-cell office:value-type="string">
                <text:p>c17</text:p>
                <draw:g>
                  <svg:desc>'total histogram'.R1:'total histogram'.R1</svg:desc>
                </draw:g>
              </table:table-cell>
            </table:table-row>
          </table:table-header-rows>
          <table:table-rows>
            <table:table-row>
              <table:table-cell office:value-type="float" office:value="-89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total histogram'.A2:'total histogram'.B53</svg:desc>
                </draw:g>
              </table:table-cell>
              <table:table-cell office:value-type="float" office:value="NaN">
                <text:p>NaN</text:p>
                <draw:g>
                  <svg:desc>'total histogram'.C2:'total histogram'.C53</svg:desc>
                </draw:g>
              </table:table-cell>
              <table:table-cell office:value-type="float" office:value="NaN">
                <text:p>NaN</text:p>
                <draw:g>
                  <svg:desc>'total histogram'.D2:'total histogram'.D53</svg:desc>
                </draw:g>
              </table:table-cell>
              <table:table-cell office:value-type="float" office:value="NaN">
                <text:p>NaN</text:p>
                <draw:g>
                  <svg:desc>'total histogram'.E2:'total histogram'.E53</svg:desc>
                </draw:g>
              </table:table-cell>
              <table:table-cell office:value-type="float" office:value="NaN">
                <text:p>NaN</text:p>
                <draw:g>
                  <svg:desc>'total histogram'.F2:'total histogram'.F53</svg:desc>
                </draw:g>
              </table:table-cell>
              <table:table-cell office:value-type="float" office:value="NaN">
                <text:p>NaN</text:p>
                <draw:g>
                  <svg:desc>'total histogram'.G2:'total histogram'.G53</svg:desc>
                </draw:g>
              </table:table-cell>
              <table:table-cell office:value-type="float" office:value="NaN">
                <text:p>NaN</text:p>
                <draw:g>
                  <svg:desc>'total histogram'.H2:'total histogram'.H53</svg:desc>
                </draw:g>
              </table:table-cell>
              <table:table-cell office:value-type="float" office:value="NaN">
                <text:p>NaN</text:p>
                <draw:g>
                  <svg:desc>'total histogram'.I2:'total histogram'.I53</svg:desc>
                </draw:g>
              </table:table-cell>
              <table:table-cell office:value-type="float" office:value="NaN">
                <text:p>NaN</text:p>
                <draw:g>
                  <svg:desc>'total histogram'.J2:'total histogram'.J53</svg:desc>
                </draw:g>
              </table:table-cell>
              <table:table-cell office:value-type="float" office:value="NaN">
                <text:p>NaN</text:p>
                <draw:g>
                  <svg:desc>'total histogram'.K2:'total histogram'.K53</svg:desc>
                </draw:g>
              </table:table-cell>
              <table:table-cell office:value-type="float" office:value="4">
                <text:p>4</text:p>
                <draw:g>
                  <svg:desc>'total histogram'.L2:'total histogram'.L53</svg:desc>
                </draw:g>
              </table:table-cell>
              <table:table-cell office:value-type="float" office:value="NaN">
                <text:p>NaN</text:p>
                <draw:g>
                  <svg:desc>'total histogram'.M2:'total histogram'.M53</svg:desc>
                </draw:g>
              </table:table-cell>
              <table:table-cell office:value-type="float" office:value="NaN">
                <text:p>NaN</text:p>
                <draw:g>
                  <svg:desc>'total histogram'.N2:'total histogram'.N53</svg:desc>
                </draw:g>
              </table:table-cell>
              <table:table-cell office:value-type="float" office:value="NaN">
                <text:p>NaN</text:p>
                <draw:g>
                  <svg:desc>'total histogram'.O2:'total histogram'.O53</svg:desc>
                </draw:g>
              </table:table-cell>
              <table:table-cell office:value-type="float" office:value="NaN">
                <text:p>NaN</text:p>
                <draw:g>
                  <svg:desc>'total histogram'.P2:'total histogram'.P53</svg:desc>
                </draw:g>
              </table:table-cell>
              <table:table-cell office:value-type="float" office:value="NaN">
                <text:p>NaN</text:p>
                <draw:g>
                  <svg:desc>'total histogram'.Q2:'total histogram'.Q53</svg:desc>
                </draw:g>
              </table:table-cell>
              <table:table-cell office:value-type="float" office:value="NaN">
                <text:p>NaN</text:p>
                <draw:g>
                  <svg:desc>'total histogram'.R2:'total histogram'.R53</svg:desc>
                </draw:g>
              </table:table-cell>
            </table:table-row>
            <table:table-row>
              <table:table-cell office:value-type="float" office:value="-88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7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6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5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4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3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2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1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0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9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8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  <table:table-cell office:value-type="float" office:value="62">
                <text:p>62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7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6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5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4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3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2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1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9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8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7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6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4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3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2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1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9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8.46cm" svg:height="14.464cm" xlink:href=".." xlink:type="simple" chart:class="chart:line" chart:style-name="ch1">
        <chart:title svg:x="16.514cm" svg:y="0.425cm" chart:style-name="ch2">
          <text:p>Probability Mass Function </text:p>
        </chart:title>
        <chart:legend chart:legend-position="end" svg:x="36.56cm" svg:y="3.198cm" style:legend-expansion="high" chart:style-name="ch3"/>
        <chart:plot-area chart:style-name="ch4" table:cell-range-address="'total histogram'.A56:'total histogram'.R108" chart:data-source-has-labels="both" svg:x="1.78cm" svg:y="2.097cm" svg:width="33.242cm" svg:height="11.097cm">
          <chartooo:coordinate-region svg:x="2.692cm" svg:y="2.296cm" svg:width="32.33cm" svg:height="10.251cm"/>
          <chart:axis chart:dimension="x" chart:name="primary-x" chart:style-name="ch5" chartooo:axis-type="auto">
            <chartooo:date-scale/>
            <chart:title svg:x="18.092cm" svg:y="13.483cm" chart:style-name="ch6">
              <text:p>rssi</text:p>
            </chart:title>
            <chart:categories table:cell-range-address="'total histogram'.A57:'total histogram'.B108"/>
          </chart:axis>
          <chart:axis chart:dimension="y" chart:name="primary-y" chart:style-name="ch7">
            <chart:title svg:x="0.451cm" svg:y="8.47cm" chart:style-name="ch8">
              <text:p>Probability</text:p>
            </chart:title>
            <chart:grid chart:style-name="ch9" chart:class="major"/>
          </chart:axis>
          <chart:series chart:style-name="ch10" chart:values-cell-range-address="'total histogram'.C57:'total histogram'.C108" chart:label-cell-address="'total histogram'.C56:'total histogram'.C56" chart:class="chart:line">
            <chart:data-point chart:repeated="52"/>
          </chart:series>
          <chart:series chart:style-name="ch11" chart:values-cell-range-address="'total histogram'.D57:'total histogram'.D108" chart:label-cell-address="'total histogram'.D56:'total histogram'.D56" chart:class="chart:line">
            <chart:data-point chart:repeated="52"/>
          </chart:series>
          <chart:series chart:style-name="ch12" chart:values-cell-range-address="'total histogram'.E57:'total histogram'.E108" chart:label-cell-address="'total histogram'.E56:'total histogram'.E56" chart:class="chart:line">
            <chart:data-point chart:repeated="52"/>
          </chart:series>
          <chart:series chart:style-name="ch13" chart:values-cell-range-address="'total histogram'.F57:'total histogram'.F108" chart:label-cell-address="'total histogram'.F56:'total histogram'.F56" chart:class="chart:line">
            <chart:data-point chart:repeated="52"/>
          </chart:series>
          <chart:series chart:style-name="ch14" chart:values-cell-range-address="'total histogram'.G57:'total histogram'.G108" chart:label-cell-address="'total histogram'.G56:'total histogram'.G56" chart:class="chart:line">
            <chart:data-point chart:repeated="52"/>
          </chart:series>
          <chart:series chart:style-name="ch15" chart:values-cell-range-address="'total histogram'.H57:'total histogram'.H108" chart:label-cell-address="'total histogram'.H56:'total histogram'.H56" chart:class="chart:line">
            <chart:data-point chart:repeated="52"/>
          </chart:series>
          <chart:series chart:style-name="ch16" chart:values-cell-range-address="'total histogram'.I57:'total histogram'.I108" chart:label-cell-address="'total histogram'.I56:'total histogram'.I56" chart:class="chart:line">
            <chart:data-point chart:repeated="52"/>
          </chart:series>
          <chart:series chart:style-name="ch17" chart:values-cell-range-address="'total histogram'.J57:'total histogram'.J108" chart:label-cell-address="'total histogram'.J56:'total histogram'.J56" chart:class="chart:line">
            <chart:data-point chart:repeated="52"/>
          </chart:series>
          <chart:series chart:style-name="ch18" chart:values-cell-range-address="'total histogram'.K57:'total histogram'.K108" chart:label-cell-address="'total histogram'.K56:'total histogram'.K56" chart:class="chart:line">
            <chart:data-point chart:repeated="52"/>
          </chart:series>
          <chart:series chart:style-name="ch19" chart:values-cell-range-address="'total histogram'.L57:'total histogram'.L108" chart:label-cell-address="'total histogram'.L56:'total histogram'.L56" chart:class="chart:line">
            <chart:data-point chart:repeated="52"/>
          </chart:series>
          <chart:series chart:style-name="ch20" chart:values-cell-range-address="'total histogram'.M57:'total histogram'.M108" chart:label-cell-address="'total histogram'.M56:'total histogram'.M56" chart:class="chart:line">
            <chart:data-point chart:repeated="52"/>
          </chart:series>
          <chart:series chart:style-name="ch21" chart:values-cell-range-address="'total histogram'.N57:'total histogram'.N108" chart:label-cell-address="'total histogram'.N56:'total histogram'.N56" chart:class="chart:line">
            <chart:data-point chart:repeated="52"/>
          </chart:series>
          <chart:series chart:style-name="ch22" chart:values-cell-range-address="'total histogram'.O57:'total histogram'.O108" chart:label-cell-address="'total histogram'.O56:'total histogram'.O56" chart:class="chart:line">
            <chart:data-point chart:repeated="52"/>
          </chart:series>
          <chart:series chart:style-name="ch23" chart:values-cell-range-address="'total histogram'.P57:'total histogram'.P108" chart:label-cell-address="'total histogram'.P56:'total histogram'.P56" chart:class="chart:line">
            <chart:data-point chart:repeated="52"/>
          </chart:series>
          <chart:series chart:style-name="ch24" chart:values-cell-range-address="'total histogram'.Q57:'total histogram'.Q108" chart:label-cell-address="'total histogram'.Q56:'total histogram'.Q56" chart:class="chart:line">
            <chart:data-point chart:repeated="52"/>
          </chart:series>
          <chart:series chart:style-name="ch25" chart:values-cell-range-address="'total histogram'.R57:'total histogram'.R108" chart:label-cell-address="'total histogram'.R56:'total histogram'.R56" chart:class="chart:line">
            <chart:data-point chart:repeated="52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</text:p>
                <draw:g>
                  <svg:desc>'total histogram'.C56:'total histogram'.C56</svg:desc>
                </draw:g>
              </table:table-cell>
              <table:table-cell office:value-type="string">
                <text:p>c3</text:p>
                <draw:g>
                  <svg:desc>'total histogram'.D56:'total histogram'.D56</svg:desc>
                </draw:g>
              </table:table-cell>
              <table:table-cell office:value-type="string">
                <text:p>c4</text:p>
                <draw:g>
                  <svg:desc>'total histogram'.E56:'total histogram'.E56</svg:desc>
                </draw:g>
              </table:table-cell>
              <table:table-cell office:value-type="string">
                <text:p>c5</text:p>
                <draw:g>
                  <svg:desc>'total histogram'.F56:'total histogram'.F56</svg:desc>
                </draw:g>
              </table:table-cell>
              <table:table-cell office:value-type="string">
                <text:p>c6</text:p>
                <draw:g>
                  <svg:desc>'total histogram'.G56:'total histogram'.G56</svg:desc>
                </draw:g>
              </table:table-cell>
              <table:table-cell office:value-type="string">
                <text:p>c7</text:p>
                <draw:g>
                  <svg:desc>'total histogram'.H56:'total histogram'.H56</svg:desc>
                </draw:g>
              </table:table-cell>
              <table:table-cell office:value-type="string">
                <text:p>c8</text:p>
                <draw:g>
                  <svg:desc>'total histogram'.I56:'total histogram'.I56</svg:desc>
                </draw:g>
              </table:table-cell>
              <table:table-cell office:value-type="string">
                <text:p>c9</text:p>
                <draw:g>
                  <svg:desc>'total histogram'.J56:'total histogram'.J56</svg:desc>
                </draw:g>
              </table:table-cell>
              <table:table-cell office:value-type="string">
                <text:p>c10</text:p>
                <draw:g>
                  <svg:desc>'total histogram'.K56:'total histogram'.K56</svg:desc>
                </draw:g>
              </table:table-cell>
              <table:table-cell office:value-type="string">
                <text:p>c11</text:p>
                <draw:g>
                  <svg:desc>'total histogram'.L56:'total histogram'.L56</svg:desc>
                </draw:g>
              </table:table-cell>
              <table:table-cell office:value-type="string">
                <text:p>c12</text:p>
                <draw:g>
                  <svg:desc>'total histogram'.M56:'total histogram'.M56</svg:desc>
                </draw:g>
              </table:table-cell>
              <table:table-cell office:value-type="string">
                <text:p>c13</text:p>
                <draw:g>
                  <svg:desc>'total histogram'.N56:'total histogram'.N56</svg:desc>
                </draw:g>
              </table:table-cell>
              <table:table-cell office:value-type="string">
                <text:p>c14</text:p>
                <draw:g>
                  <svg:desc>'total histogram'.O56:'total histogram'.O56</svg:desc>
                </draw:g>
              </table:table-cell>
              <table:table-cell office:value-type="string">
                <text:p>c15</text:p>
                <draw:g>
                  <svg:desc>'total histogram'.P56:'total histogram'.P56</svg:desc>
                </draw:g>
              </table:table-cell>
              <table:table-cell office:value-type="string">
                <text:p>c16</text:p>
                <draw:g>
                  <svg:desc>'total histogram'.Q56:'total histogram'.Q56</svg:desc>
                </draw:g>
              </table:table-cell>
              <table:table-cell office:value-type="string">
                <text:p>c17</text:p>
                <draw:g>
                  <svg:desc>'total histogram'.R56:'total histogram'.R56</svg:desc>
                </draw:g>
              </table:table-cell>
            </table:table-row>
          </table:table-header-rows>
          <table:table-rows>
            <table:table-row>
              <table:table-cell office:value-type="float" office:value="-89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total histogram'.A57:'total histogram'.B108</svg:desc>
                </draw:g>
              </table:table-cell>
              <table:table-cell office:value-type="float" office:value="NaN">
                <text:p>NaN</text:p>
                <draw:g>
                  <svg:desc>'total histogram'.C57:'total histogram'.C108</svg:desc>
                </draw:g>
              </table:table-cell>
              <table:table-cell office:value-type="float" office:value="NaN">
                <text:p>NaN</text:p>
                <draw:g>
                  <svg:desc>'total histogram'.D57:'total histogram'.D108</svg:desc>
                </draw:g>
              </table:table-cell>
              <table:table-cell office:value-type="float" office:value="NaN">
                <text:p>NaN</text:p>
                <draw:g>
                  <svg:desc>'total histogram'.E57:'total histogram'.E108</svg:desc>
                </draw:g>
              </table:table-cell>
              <table:table-cell office:value-type="float" office:value="NaN">
                <text:p>NaN</text:p>
                <draw:g>
                  <svg:desc>'total histogram'.F57:'total histogram'.F108</svg:desc>
                </draw:g>
              </table:table-cell>
              <table:table-cell office:value-type="float" office:value="NaN">
                <text:p>NaN</text:p>
                <draw:g>
                  <svg:desc>'total histogram'.G57:'total histogram'.G108</svg:desc>
                </draw:g>
              </table:table-cell>
              <table:table-cell office:value-type="float" office:value="NaN">
                <text:p>NaN</text:p>
                <draw:g>
                  <svg:desc>'total histogram'.H57:'total histogram'.H108</svg:desc>
                </draw:g>
              </table:table-cell>
              <table:table-cell office:value-type="float" office:value="NaN">
                <text:p>NaN</text:p>
                <draw:g>
                  <svg:desc>'total histogram'.I57:'total histogram'.I108</svg:desc>
                </draw:g>
              </table:table-cell>
              <table:table-cell office:value-type="float" office:value="NaN">
                <text:p>NaN</text:p>
                <draw:g>
                  <svg:desc>'total histogram'.J57:'total histogram'.J108</svg:desc>
                </draw:g>
              </table:table-cell>
              <table:table-cell office:value-type="float" office:value="NaN">
                <text:p>NaN</text:p>
                <draw:g>
                  <svg:desc>'total histogram'.K57:'total histogram'.K108</svg:desc>
                </draw:g>
              </table:table-cell>
              <table:table-cell office:value-type="float" office:value="0.033333335">
                <text:p>0.033333335</text:p>
                <draw:g>
                  <svg:desc>'total histogram'.L57:'total histogram'.L108</svg:desc>
                </draw:g>
              </table:table-cell>
              <table:table-cell office:value-type="float" office:value="NaN">
                <text:p>NaN</text:p>
                <draw:g>
                  <svg:desc>'total histogram'.M57:'total histogram'.M108</svg:desc>
                </draw:g>
              </table:table-cell>
              <table:table-cell office:value-type="float" office:value="NaN">
                <text:p>NaN</text:p>
                <draw:g>
                  <svg:desc>'total histogram'.N57:'total histogram'.N108</svg:desc>
                </draw:g>
              </table:table-cell>
              <table:table-cell office:value-type="float" office:value="NaN">
                <text:p>NaN</text:p>
                <draw:g>
                  <svg:desc>'total histogram'.O57:'total histogram'.O108</svg:desc>
                </draw:g>
              </table:table-cell>
              <table:table-cell office:value-type="float" office:value="NaN">
                <text:p>NaN</text:p>
                <draw:g>
                  <svg:desc>'total histogram'.P57:'total histogram'.P108</svg:desc>
                </draw:g>
              </table:table-cell>
              <table:table-cell office:value-type="float" office:value="NaN">
                <text:p>NaN</text:p>
                <draw:g>
                  <svg:desc>'total histogram'.Q57:'total histogram'.Q108</svg:desc>
                </draw:g>
              </table:table-cell>
              <table:table-cell office:value-type="float" office:value="NaN">
                <text:p>NaN</text:p>
                <draw:g>
                  <svg:desc>'total histogram'.R57:'total histogram'.R108</svg:desc>
                </draw:g>
              </table:table-cell>
            </table:table-row>
            <table:table-row>
              <table:table-cell office:value-type="float" office:value="-88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7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444015">
                <text:p>0.01544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074075">
                <text:p>0.07407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6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5839416">
                <text:p>0.05839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474224">
                <text:p>0.08247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74074075">
                <text:p>0.07407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5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5839416">
                <text:p>0.05839416</text:p>
              </table:table-cell>
              <table:table-cell office:value-type="float" office:value="NaN">
                <text:p>NaN</text:p>
              </table:table-cell>
              <table:table-cell office:value-type="float" office:value="0.046332046">
                <text:p>0.04633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">
                <text:p>0.225</text:p>
              </table:table-cell>
              <table:table-cell office:value-type="float" office:value="0.18518518">
                <text:p>0.18518518</text:p>
              </table:table-cell>
              <table:table-cell office:value-type="float" office:value="0.014336918">
                <text:p>0.014336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4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5109489">
                <text:p>0.05109489</text:p>
              </table:table-cell>
              <table:table-cell office:value-type="float" office:value="NaN">
                <text:p>NaN</text:p>
              </table:table-cell>
              <table:table-cell office:value-type="float" office:value="0.09266409">
                <text:p>0.09266409</text:p>
              </table:table-cell>
              <table:table-cell office:value-type="float" office:value="0.041237112">
                <text:p>0.04123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33333334">
                <text:p>0.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3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8978103">
                <text:p>0.18978103</text:p>
              </table:table-cell>
              <table:table-cell office:value-type="float" office:value="0.022346368">
                <text:p>0.022346368</text:p>
              </table:table-cell>
              <table:table-cell office:value-type="float" office:value="0.08880309">
                <text:p>0.08880309</text:p>
              </table:table-cell>
              <table:table-cell office:value-type="float" office:value="0.26804122">
                <text:p>0.2680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33335">
                <text:p>0.033333335</text:p>
              </table:table-cell>
              <table:table-cell office:value-type="float" office:value="0.14814815">
                <text:p>0.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2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1678832">
                <text:p>0.11678832</text:p>
              </table:table-cell>
              <table:table-cell office:value-type="float" office:value="0.044692736">
                <text:p>0.044692736</text:p>
              </table:table-cell>
              <table:table-cell office:value-type="float" office:value="0.1042471">
                <text:p>0.1042471</text:p>
              </table:table-cell>
              <table:table-cell office:value-type="float" office:value="0.14432989">
                <text:p>0.1443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33335">
                <text:p>0.033333335</text:p>
              </table:table-cell>
              <table:table-cell office:value-type="float" office:value="0.18518518">
                <text:p>0.1851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1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1678832">
                <text:p>0.11678832</text:p>
              </table:table-cell>
              <table:table-cell office:value-type="float" office:value="0.022346368">
                <text:p>0.022346368</text:p>
              </table:table-cell>
              <table:table-cell office:value-type="float" office:value="0.09266409">
                <text:p>0.09266409</text:p>
              </table:table-cell>
              <table:table-cell office:value-type="float" office:value="0.082474224">
                <text:p>0.08247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66667">
                <text:p>0.091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0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8759124">
                <text:p>0.08759124</text:p>
              </table:table-cell>
              <table:table-cell office:value-type="float" office:value="0.03538175">
                <text:p>0.03538175</text:p>
              </table:table-cell>
              <table:table-cell office:value-type="float" office:value="0.12355212">
                <text:p>0.12355212</text:p>
              </table:table-cell>
              <table:table-cell office:value-type="float" office:value="0.072164945">
                <text:p>0.07216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333334">
                <text:p>0.058333334</text:p>
              </table:table-cell>
              <table:table-cell office:value-type="float" office:value="NaN">
                <text:p>NaN</text:p>
              </table:table-cell>
              <table:table-cell office:value-type="float" office:value="0.028673835">
                <text:p>0.028673835</text:p>
              </table:table-cell>
              <table:table-cell office:value-type="float" office:value="0.020304568">
                <text:p>0.02030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9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729927">
                <text:p>0.0729927</text:p>
              </table:table-cell>
              <table:table-cell office:value-type="float" office:value="0.14897579">
                <text:p>0.14897579</text:p>
              </table:table-cell>
              <table:table-cell office:value-type="float" office:value="0.16216215">
                <text:p>0.16216215</text:p>
              </table:table-cell>
              <table:table-cell office:value-type="float" office:value="0.12371134">
                <text:p>0.1237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7168459">
                <text:p>0.0716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8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8759124">
                <text:p>0.08759124</text:p>
              </table:table-cell>
              <table:table-cell office:value-type="float" office:value="0.11545624">
                <text:p>0.11545624</text:p>
              </table:table-cell>
              <table:table-cell office:value-type="float" office:value="0.057915058">
                <text:p>0.057915058</text:p>
              </table:table-cell>
              <table:table-cell office:value-type="float" office:value="0.041237112">
                <text:p>0.04123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336918">
                <text:p>0.014336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7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2919708">
                <text:p>0.02919708</text:p>
              </table:table-cell>
              <table:table-cell office:value-type="float" office:value="0.12476723">
                <text:p>0.12476723</text:p>
              </table:table-cell>
              <table:table-cell office:value-type="float" office:value="0.06177606">
                <text:p>0.06177606</text:p>
              </table:table-cell>
              <table:table-cell office:value-type="float" office:value="0.041237112">
                <text:p>0.04123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34767">
                <text:p>0.05734767</text:p>
              </table:table-cell>
              <table:table-cell office:value-type="float" office:value="0.030456852">
                <text:p>0.03045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6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2919708">
                <text:p>0.02919708</text:p>
              </table:table-cell>
              <table:table-cell office:value-type="float" office:value="0.07635009">
                <text:p>0.07635009</text:p>
              </table:table-cell>
              <table:table-cell office:value-type="float" office:value="0.14671814">
                <text:p>0.14671814</text:p>
              </table:table-cell>
              <table:table-cell office:value-type="float" office:value="0.10309278">
                <text:p>0.10309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03225">
                <text:p>0.12903225</text:p>
              </table:table-cell>
              <table:table-cell office:value-type="float" office:value="0.020304568">
                <text:p>0.02030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5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1459854">
                <text:p>0.01459854</text:p>
              </table:table-cell>
              <table:table-cell office:value-type="float" office:value="0.10428306">
                <text:p>0.1042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68459">
                <text:p>0.0716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4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2919708">
                <text:p>0.02919708</text:p>
              </table:table-cell>
              <table:table-cell office:value-type="float" office:value="0.11173184">
                <text:p>0.11173184</text:p>
              </table:table-cell>
              <table:table-cell office:value-type="float" office:value="0.0077220076">
                <text:p>0.007722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03225">
                <text:p>0.12903225</text:p>
              </table:table-cell>
              <table:table-cell office:value-type="float" office:value="0.010152284">
                <text:p>0.01015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3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4379562">
                <text:p>0.04379562</text:p>
              </table:table-cell>
              <table:table-cell office:value-type="float" office:value="0.037243947">
                <text:p>0.0372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04301">
                <text:p>0.17204301</text:p>
              </table:table-cell>
              <table:table-cell office:value-type="float" office:value="0.010152284">
                <text:p>0.01015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2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1459854">
                <text:p>0.01459854</text:p>
              </table:table-cell>
              <table:table-cell office:value-type="float" office:value="0.096834265">
                <text:p>0.09683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7061">
                <text:p>0.1577061</text:p>
              </table:table-cell>
              <table:table-cell office:value-type="float" office:value="0.040609136">
                <text:p>0.04060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1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29795159">
                <text:p>0.02979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673835">
                <text:p>0.028673835</text:p>
              </table:table-cell>
              <table:table-cell office:value-type="float" office:value="0.11167513">
                <text:p>0.1116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77419">
                <text:p>0.09677419</text:p>
              </table:table-cell>
              <table:table-cell office:value-type="float" office:value="0.10659899">
                <text:p>0.1065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9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673835">
                <text:p>0.028673835</text:p>
              </table:table-cell>
              <table:table-cell office:value-type="float" office:value="0.11928934">
                <text:p>0.1192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8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451774">
                <text:p>0.06345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7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29795159">
                <text:p>0.02979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913704">
                <text:p>0.06091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6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609136">
                <text:p>0.04060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28426">
                <text:p>0.15228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4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97969">
                <text:p>0.1319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3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456852">
                <text:p>0.03045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2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04568">
                <text:p>0.02030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1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04568">
                <text:p>0.02030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9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52284">
                <text:p>0.01015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